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draw:fill="none" draw:stroke="solid" svg:stroke-width="0.00694in" svg:stroke-color="#548235" draw:marker-start="a417" draw:marker-end="a418" svg:stroke-opacity="100%" draw:stroke-linejoin="miter" svg:stroke-linecap="butt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7">
      <style:graphic-properties draw:fill="none" draw:stroke="solid" svg:stroke-width="0.00694in" svg:stroke-color="#ff0000" draw:marker-start="a405" draw:marker-end="a406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0694in" svg:stroke-color="#ff0000" draw:marker-start="a420" draw:marker-end="a421" svg:stroke-opacity="100%" draw:stroke-linejoin="miter" svg:stroke-linecap="butt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0694in" svg:stroke-color="#548235" draw:marker-start="a408" draw:marker-end="a409" svg:stroke-opacity="100%" draw:stroke-linejoin="miter" svg:stroke-linecap="butt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none" draw:stroke="solid" svg:stroke-width="0.00694in" svg:stroke-color="#548235" draw:marker-start="a411" draw:marker-end="a412" svg:stroke-opacity="100%" draw:stroke-linejoin="miter" svg:stroke-linecap="but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0694in" svg:stroke-color="#ff0000" draw:marker-start="a414" draw:marker-end="a415" svg:stroke-opacity="100%" draw:stroke-linejoin="miter" svg:stroke-linecap="butt"/>
    </style:style>
  </office:automatic-styles>
  <office:body>
    <office:presentation>
      <draw:page draw:name="Slide1" draw:style-name="a380" draw:master-page-name="Master1-Layout1-title-Diapositivo-de-título" presentation:presentation-page-layout-name="Master1-PPL1" draw:id="Slide-256">
        <draw:custom-shape svg:x="1.59234in" svg:y="2.08559in" svg:width="1.78378in" svg:height="1.00901in" draw:id="id63" draw:style-name="a384" draw:name="Retângulo 3">
          <svg:title/>
          <svg:desc/>
          <text:p text:style-name="a383" text:class-names="" text:cond-style-name=""><text:span text:style-name="a381" text:class-names="">Guest Module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5585in" svg:y="1.4009in" svg:width="1.78378in" svg:height="1.00901in" draw:id="id64" draw:style-name="a388" draw:name="Retângulo 5">
          <svg:title/>
          <svg:desc/>
          <text:p text:style-name="a387" text:class-names="" text:cond-style-name=""><text:span text:style-name="a385" text:class-names="">High-Level Hardware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5585in" svg:y="2.71171in" svg:width="1.78378in" svg:height="1.00901in" draw:id="id65" draw:style-name="a392" draw:name="Retângulo 6">
          <svg:title/>
          <svg:desc/>
          <text:p text:style-name="a391" text:class-names="" text:cond-style-name=""><text:span text:style-name="a389" text:class-names="">Low-Level Hardware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018in" svg:y="0.81982in" svg:width="2.13513in" svg:height="3.08108in" draw:id="id66" draw:style-name="a396" draw:name="Retângulo 7">
          <svg:title/>
          <svg:desc/>
          <text:p text:style-name="a395" text:class-names="" text:cond-style-name=""><text:span text:style-name="a393" text:class-names="">Core Module</text:span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433in" svg:y="2.71171in" svg:width="1.78378in" svg:height="1.00901in" draw:id="id67" draw:style-name="a400" draw:name="Retângulo 8">
          <svg:title/>
          <svg:desc/>
          <text:p text:style-name="a399" text:class-names="" text:cond-style-name=""><text:span text:style-name="a397" text:class-names="">Robotic Arm Module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433in" svg:y="1.4009in" svg:width="1.78378in" svg:height="1.00901in" draw:id="id68" draw:style-name="a404" draw:name="Retângulo 26">
          <svg:title/>
          <svg:desc/>
          <text:p text:style-name="a403" text:class-names="" text:cond-style-name=""><text:span text:style-name="a401" text:class-names="">Telepresence Module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82433in" svg:y1="1.90541in" draw:start-shape="id68" draw:start-glue-point="3" svg:x2="6.13964in" svg:y2="1.90541in" draw:end-shape="id64" draw:end-glue-point="1" draw:id="id69" draw:style-name="a407" draw:name="Conexão reta unidirecional 28">
          <svg:title/>
          <svg:desc/>
        </draw:connector>
        <draw:connector draw:type="line" svg:x1="6.82433in" svg:y1="3.21622in" draw:start-shape="id67" draw:start-glue-point="3" svg:x2="6.13964in" svg:y2="3.21622in" draw:end-shape="id65" draw:end-glue-point="1" draw:id="id70" draw:style-name="a410" draw:name="Conexão reta unidirecional 30">
          <svg:title/>
          <svg:desc/>
        </draw:connector>
        <draw:connector draw:type="line" svg:x1="5.3964in" svg:y1="2.40991in" svg:x2="5.3964in" svg:y2="2.71171in" draw:id="id71" draw:style-name="a413" draw:name="Conexão reta unidirecional 32">
          <svg:title/>
          <svg:desc/>
        </draw:connector>
        <draw:connector draw:type="standard" svg:x1="3.37613in" svg:y1="2.40991in" draw:start-shape="id64" draw:start-glue-point="3" svg:x2="4.35585in" svg:y2="1.9054in" draw:id="id72" draw:style-name="a416" draw:transform="translate(-3.86599in -2.15766in) rotate(-3.14159) translate(3.86599in 2.15766in)" draw:name="Conexão em ângulos retos 38">
          <svg:title/>
          <svg:desc/>
        </draw:connector>
        <draw:connector draw:type="standard" svg:x1="3.37613in" svg:y1="2.71171in" draw:start-shape="id65" draw:start-glue-point="3" svg:x2="4.35586in" svg:y2="3.21622in" draw:id="id73" draw:style-name="a419" draw:transform="translate(-3.86599in -2.96396in) rotate(-3.14159) translate(3.86599in 2.96396in)" draw:name="Conexão em ângulos retos 40">
          <svg:title/>
          <svg:desc/>
        </draw:connector>
        <draw:connector draw:type="line" svg:x1="5.06306in" svg:y1="2.40991in" svg:x2="5.06306in" svg:y2="2.71171in" draw:id="id74" draw:style-name="a422" draw:name="Conexão reta unidirecional 4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12" svg:viewBox="0 0 20 30" svg:d="m10 0-10 30h20z"/>
    <draw:marker draw:name="a408" svg:viewBox="0 0 20 30" svg:d="m10 0-10 30h20z"/>
    <draw:marker draw:name="a409" svg:viewBox="0 0 20 30" svg:d="m10 0-10 30h20z"/>
    <draw:marker draw:name="a414" svg:viewBox="0 0 20 30" svg:d="m10 0-10 30h20z"/>
    <draw:marker draw:name="a415" svg:viewBox="0 0 20 30" svg:d="m10 0-10 30h20z"/>
    <draw:marker draw:name="a420" svg:viewBox="0 0 20 30" svg:d="m10 0-10 30h20z"/>
    <draw:marker draw:name="a421" svg:viewBox="0 0 20 30" svg:d="m10 0-10 30h20z"/>
    <draw:marker draw:name="a405" svg:viewBox="0 0 20 30" svg:d="m10 0-10 30h20z"/>
    <draw:marker draw:name="a417" svg:viewBox="0 0 20 30" svg:d="m10 0-10 30h20z"/>
    <draw:marker draw:name="a406" svg:viewBox="0 0 20 30" svg:d="m10 0-10 30h20z"/>
    <draw:marker draw:name="a418" svg:viewBox="0 0 20 30" svg:d="m10 0-10 30h20z"/>
    <draw:marker draw:name="a41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Posição d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osição do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Posição do Número do Diapositivo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o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estilo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ça clique para editar o estilo</text:span><text:span text:style-name="a40" text:class-names=""/></text:p>
        </draw:text-box>
        <svg:title/>
        <svg:desc/>
      </draw:frame>
      <draw:frame draw:id="id7" presentation:style-name="a47" draw:name="Marcador de Posição d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osição do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Posição do Número do Diapositivo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e-objet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estilo</text:span><text:span text:style-name="a57" text:class-names=""/></text:p>
        </draw:text-box>
        <svg:title/>
        <svg:desc/>
      </draw:frame>
      <draw:frame draw:id="id11" presentation:style-name="a76" draw:name="Marcador de Posição de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s estilo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Posição d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osição do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Posição do Número do Diapositivo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beçalho-da-Sec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estilo</text:span><text:span text:style-name="a91" text:class-names=""/></text:p>
        </draw:text-box>
        <svg:title/>
        <svg:desc/>
      </draw:frame>
      <draw:frame draw:id="id16" presentation:style-name="a97" draw:name="Marcador de Posição do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s estilos</text:span></text:p>
            </text:list-item>
          </text:list>
        </draw:text-box>
        <svg:title/>
        <svg:desc/>
      </draw:frame>
      <draw:frame draw:id="id17" presentation:style-name="a102" draw:name="Marcador de Posição d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osição do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Posição do Número do Diapositivo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Conteúdo-Dupl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estilo</text:span><text:span text:style-name="a112" text:class-names=""/></text:p>
        </draw:text-box>
        <svg:title/>
        <svg:desc/>
      </draw:frame>
      <draw:frame draw:id="id21" presentation:style-name="a131" draw:name="Marcador de Posição de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Posição de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Posição d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osição do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Posição do Número do Diapositivo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estilo</text:span><text:span text:style-name="a163" text:class-names=""/></text:p>
        </draw:text-box>
        <svg:title/>
        <svg:desc/>
      </draw:frame>
      <draw:frame draw:id="id27" presentation:style-name="a169" draw:name="Marcador de Posição do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</text:span></text:p>
            </text:list-item>
          </text:list>
        </draw:text-box>
        <svg:title/>
        <svg:desc/>
      </draw:frame>
      <draw:frame draw:id="id28" presentation:style-name="a186" draw:name="Marcador de Posição de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s estilo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Posição do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</text:span></text:p>
            </text:list-item>
          </text:list>
        </draw:text-box>
        <svg:title/>
        <svg:desc/>
      </draw:frame>
      <draw:frame draw:id="id30" presentation:style-name="a207" draw:name="Marcador de Posição de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Posição d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osição do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Posição do Número do Diapositivo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ó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estilo</text:span><text:span text:style-name="a222" text:class-names=""/></text:p>
        </draw:text-box>
        <svg:title/>
        <svg:desc/>
      </draw:frame>
      <draw:frame draw:id="id35" presentation:style-name="a229" draw:name="Marcador de Posição d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osição do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Posição do Número do Diapositivo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Marcador de Posição d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osição do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Posição do Número do Diapositivo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estilo</text:span><text:span text:style-name="a252" text:class-names=""/></text:p>
        </draw:text-box>
        <svg:title/>
        <svg:desc/>
      </draw:frame>
      <draw:frame draw:id="id42" presentation:style-name="a271" draw:name="Marcador de Posição de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Posição do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</text:span></text:p>
            </text:list-item>
          </text:list>
        </draw:text-box>
        <svg:title/>
        <svg:desc/>
      </draw:frame>
      <draw:frame draw:id="id44" presentation:style-name="a280" draw:name="Marcador de Posição d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osição do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Posição do Número do Diapositivo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estilo</text:span><text:span text:style-name="a290" text:class-names=""/></text:p>
        </draw:text-box>
        <svg:title/>
        <svg:desc/>
      </draw:frame>
      <draw:frame draw:id="id48" presentation:style-name="a295" draw:name="Marcador de Posição d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Posição do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s estilos</text:span></text:p>
            </text:list-item>
          </text:list>
        </draw:text-box>
        <svg:title/>
        <svg:desc/>
      </draw:frame>
      <draw:frame draw:id="id50" presentation:style-name="a304" draw:name="Marcador de Posição d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osição do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Posição do Número do Diapositivo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estilo</text:span><text:span text:style-name="a314" text:class-names=""/></text:p>
        </draw:text-box>
        <svg:title/>
        <svg:desc/>
      </draw:frame>
      <draw:frame draw:id="id54" presentation:style-name="a333" draw:name="Marcador de Posição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Posição d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osição do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Posição do Número do Diapositivo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e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estilo</text:span><text:span text:style-name="a348" text:class-names=""/></text:p>
        </draw:text-box>
        <svg:title/>
        <svg:desc/>
      </draw:frame>
      <draw:frame draw:id="id59" presentation:style-name="a367" draw:name="Marcador de Posição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s estilo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Posição d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osição do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Posição do Número do Diapositivo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Pedro Roque</meta:initial-creator>
    <dc:creator>Pedro Roque</dc:creator>
    <meta:creation-date>2016-01-25T00:14:59Z</meta:creation-date>
    <dc:date>2016-01-25T01:16:13Z</dc:date>
    <meta:editing-cycles>2</meta:editing-cycles>
    <meta:editing-duration>PT3674S</meta:editing-duration>
    <meta:document-statistic meta:paragraph-count="6" meta:word-count="13"/>
  </office:meta>
</office:document-meta>
</file>